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ffff00"/>
    </style:style>
    <style:style style:name="ce15" style:family="table-cell" style:parent-style-name="Default">
      <style:text-properties style:text-underline-style="none"/>
    </style:style>
    <style:style style:name="ce40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30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3"/>
          <table:table-cell table:formula="of:=SUM([.D3:.F3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table:formula="of:=SUM([.D4:.F4])" office:value-type="float" office:value="100" calcext:value-type="float">
            <text:p>100</text:p>
          </table:table-cell>
          <table:table-cell table:style-name="ce31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3"/>
          <table:table-cell table:formula="of:=SUM([.D5:.F5])" office:value-type="float" office:value="0" calcext:value-type="float">
            <text:p>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3"/>
          <table:table-cell table:style-name="ce20" table:formula="of:=SUM([.D6:.F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8" office:value-type="string" calcext:value-type="string">
            <text:p>Pregunta A</text:p>
          </table:table-cell>
          <table:table-cell table:style-name="ce4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D7:.F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Método que recibe 3 not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table:formula="of:=SUM([.D8:.F8])-10" office:value-type="float" office:value="90" calcext:value-type="float">
            <text:p>90</text:p>
          </table:table-cell>
          <table:table-cell table:style-name="ce31" office:value-type="string" calcext:value-type="string">
            <text:p>Entrega tardía.</text:p>
          </table:table-cell>
          <table:table-cell/>
          <table:table-cell office:value-type="string" calcext:value-type="string">
            <text:p>Entrada y salid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D9:.F9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table:formula="of:=SUM([.D10:.F10])-40" office:value-type="float" office:value="60" calcext:value-type="float">
            <text:p>60</text:p>
          </table:table-cell>
          <table:table-cell table:style-name="ce31" office:value-type="string" calcext:value-type="string">
            <text:p>Entrega 4 días tarde.</text:p>
          </table:table-cell>
          <table:table-cell office:value-type="string" calcext:value-type="string">
            <text:p>.</text:p>
          </table:table-cell>
          <table:table-cell table:style-name="ce38" office:value-type="string" calcext:value-type="string">
            <text:p>Pregunta B</text:p>
          </table:table-cell>
          <table:table-cell table:style-name="ce4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D11:.F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Invoca el método de cálcu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table:formula="of:=SUM([.D12:.F12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15" office:value-type="string" calcext:value-type="string">
            <text:p>Invoca el método de aprob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13:.F13])" office:value-type="float" office:value="45" calcext:value-type="float">
            <text:p>45</text:p>
          </table:table-cell>
          <table:table-cell office:value-type="string" calcext:value-type="string">
            <text:p>Faltó el método que indica si aprueba o no, y el método que llama a los dos primer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3"/>
          <table:table-cell table:style-name="ce20" table:formula="of:=SUM([.D14:.F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8" office:value-type="string" calcext:value-type="string">
            <text:p>Pregunta C</text:p>
          </table:table-cell>
          <table:table-cell table:style-name="ce40" office:value-type="float" office:value="20" calcext:value-type="float">
            <text:p>20</text:p>
          </table:table-cell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2" table:style-name="ce27" office:value-type="float" office:value="20" calcext:value-type="float">
            <text:p>20</text:p>
          </table:table-cell>
          <table:table-cell table:formula="of:=SUM([.D15:.F15])" office:value-type="float" office:value="100" calcext:value-type="float">
            <text:p>100</text:p>
          </table:table-cell>
          <table:table-cell table:style-name="ce33"/>
          <table:table-cell/>
          <table:table-cell office:value-type="string" calcext:value-type="string">
            <text:p>Envía parm. De forma adec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table:number-columns-repeated="3"/>
          <table:table-cell table:style-name="ce20" table:formula="of:=SUM([.D16:.F1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Buenas práctic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D17:.F1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table:formula="of:=SUM([.D18:.F18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3"/>
          <table:table-cell table:formula="of:=SUM([.D19:.F1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table:formula="of:=SUM([.D20:.F2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D21:.F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3"/>
          <table:table-cell table:style-name="ce20" table:formula="of:=SUM([.D22:.F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3"/>
          <table:table-cell table:formula="of:=SUM([.D23:.F2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3"/>
          <table:table-cell table:style-name="ce20" table:formula="of:=SUM([.D24:.F2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3"/>
          <table:table-cell table:formula="of:=SUM([.D25:.F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table:formula="of:=SUM([.D26:.F26])-20" office:value-type="float" office:value="20" calcext:value-type="float">
            <text:p>20</text:p>
          </table:table-cell>
          <table:table-cell table:style-name="ce31" office:value-type="string" calcext:value-type="string">
            <text:p>Faltó el método que llama a los dos primeros. Entrega 2 días tard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D27:.F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table:formula="of:=SUM([.D28:.F28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D29:.F29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table:formula="of:=SUM([.D30:.F30])" office:value-type="float" office:value="60" calcext:value-type="float">
            <text:p>60</text:p>
          </table:table-cell>
          <table:table-cell table:style-name="ce34" office:value-type="string" calcext:value-type="string">
            <text:p>Faltó el método que llama a los dos primer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3"/>
          <table:table-cell table:formula="of:=SUM([.D31:.F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3"/>
          <table:table-cell table:style-name="ce20" table:formula="of:=SUM([.D32:.F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3" office:value-type="float" office:value="20" calcext:value-type="float">
            <text:p>20</text:p>
          </table:table-cell>
          <table:table-cell table:formula="of:=SUM([.D33:.F33])" office:value-type="float" office:value="60" calcext:value-type="float">
            <text:p>60</text:p>
          </table:table-cell>
          <table:table-cell table:style-name="ce35" office:value-type="string" calcext:value-type="string">
            <text:p>Faltó el método que llama a los dos primer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table:formula="of:=SUM([.D34:.F34])-20" office:value-type="float" office:value="80" calcext:value-type="float">
            <text:p>80</text:p>
          </table:table-cell>
          <table:table-cell table:style-name="ce34" office:value-type="string" calcext:value-type="string">
            <text:p>Entrega 2 días tard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3"/>
          <table:table-cell table:formula="of:=SUM([.D35:.F35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number-columns-repeated="3" table:style-name="ce20" office:value-type="float" office:value="20" calcext:value-type="float">
            <text:p>20</text:p>
          </table:table-cell>
          <table:table-cell table:style-name="ce20" table:formula="of:=SUM([.D36:.F36])" office:value-type="float" office:value="60" calcext:value-type="float">
            <text:p>60</text:p>
          </table:table-cell>
          <table:table-cell table:style-name="ce34" office:value-type="string" calcext:value-type="string">
            <text:p>Faltó el método que llama a los dos primero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D37:.F37])-10" office:value-type="float" office:value="90" calcext:value-type="float">
            <text:p>90</text:p>
          </table:table-cell>
          <table:table-cell table:style-name="ce35" office:value-type="string" calcext:value-type="string">
            <text:p>Entrega 1 día tard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6:14:37.1420618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02T22:25:07.134547290</dc:date>
    <meta:editing-duration>PT4H54M23S</meta:editing-duration>
    <meta:editing-cycles>11</meta:editing-cycles>
    <meta:generator>LibreOffice/6.4.6.2$Linux_X86_64 LibreOffice_project/40$Build-2</meta:generator>
    <meta:document-statistic meta:table-count="1" meta:cell-count="270" meta:object-count="0"/>
  </office:meta>
</office:document-meta>
</file>